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WebdavServlet.setResourceConfig( Resource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WebdavServlet.setSessionProvider( SessionProvider sess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WebdavServlet.setLockManager( LockManager lock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WebdavServlet.getLocato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WebdavServlet.getPath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WebdavServlet.getResource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WebdavServlet.isPreconditionValid( WebdavRequest request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WebdavServlet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mpleWebdavServlet.getAuthenticat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WebdavServlet.setDavSessionProvider( DavSessionProvider sess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WebdavServlet.setLocatorFactory( DavLocatorFactory locato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WebdavServlet.getPathPrefix( Servlet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WebdavServlet.getResource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WebdavServlet.getDavSession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WebdavServlet.getCredentials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WebdavServlet.getLock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WebdavServlet.getSession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WebdavServlet.setResourceFactory( DavResourceFactory resourc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